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padding="0.0193in" fo:border="0.06pt solid #d9d9e3"/>
    </style:style>
    <style:style style:name="P2" style:family="paragraph" style:parent-style-name="Heading_20_3">
      <style:paragraph-properties fo:padding="0.0193in" fo:border="0.06pt solid #d9d9e3"/>
    </style:style>
    <style:style style:name="P3" style:family="paragraph" style:parent-style-name="Text_20_body">
      <style:paragraph-properties fo:padding="0.0193in" fo:border="0.06pt solid #d9d9e3"/>
    </style:style>
    <style:style style:name="P4" style:family="paragraph" style:parent-style-name="Text_20_body" style:list-style-name="L1">
      <style:paragraph-properties fo:padding="0.0193in" fo:border="0.06pt solid #d9d9e3"/>
    </style:style>
    <style:style style:name="P5" style:family="paragraph" style:parent-style-name="Text_20_body" style:list-style-name="L2">
      <style:paragraph-properties fo:padding="0.0193in" fo:border="0.06pt solid #d9d9e3"/>
    </style:style>
    <style:style style:name="P6" style:family="paragraph" style:parent-style-name="Text_20_body" style:list-style-name="L1">
      <style:paragraph-properties fo:margin-top="0in" fo:margin-bottom="0in" style:contextual-spacing="false" fo:padding="0.0193in" fo:border="0.06pt solid #d9d9e3"/>
    </style:style>
    <style:style style:name="P7" style:family="paragraph" style:parent-style-name="Text_20_body" style:list-style-name="L2">
      <style:paragraph-properties fo:margin-top="0in" fo:margin-bottom="0in" style:contextual-spacing="false" fo:padding="0.0193in" fo:border="0.06pt solid #d9d9e3"/>
    </style:style>
    <style:style style:name="T1" style:family="text">
      <style:text-properties loext:padding="0.0193in" loext:border="0.06pt solid #d9d9e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cript Name: Block-Windows11Update</text:h>
      <text:h text:style-name="P2" text:outline-level="3">Purpose:</text:h>
      <text:p text:style-name="P3">This script is designed to lock down a Windows 10 build to version 22H2, preventing automatic updates to Windows 11.</text:p>
      <text:h text:style-name="P2" text:outline-level="3">Creator:</text:h>
      <text:p text:style-name="P3">Dan Meddock</text:p>
      <text:h text:style-name="P2" text:outline-level="3">Created:</text:h>
      <text:p text:style-name="P3">17th May 2023</text:p>
      <text:h text:style-name="P2" text:outline-level="3">Last Updated:</text:h>
      <text:p text:style-name="P3">17th May 2023</text:p>
      <text:p text:style-name="Horizontal_20_Line"/>
      <text:h text:style-name="P1" text:outline-level="2">Usage:</text:h>
      <text:p text:style-name="P3">This script is intended to be executed on Windows 10 systems. It checks the operating system version and product type to ensure it is running Windows 10. If the conditions are met, it performs the following actions:</text:p>
      <text:list xml:id="list576028469" text:style-name="L1">
        <text:list-item>
          <text:p text:style-name="P6">Creates the registry key <text:span text:style-name="Source_20_Text"><text:span text:style-name="T1">HKLM:\SOFTWARE\Policies\Microsoft\Windows\WindowsUpdate</text:span></text:span> if it doesn't already exist.</text:p>
        </text:list-item>
        <text:list-item>
          <text:p text:style-name="P6">Sets the value of the registry property <text:span text:style-name="Source_20_Text"><text:span text:style-name="T1">ProductVersion</text:span></text:span> to "Windows 10" as a string data type.</text:p>
        </text:list-item>
        <text:list-item>
          <text:p text:style-name="P6">Sets the value of the registry property <text:span text:style-name="Source_20_Text"><text:span text:style-name="T1">TargetReleaseVersion</text:span></text:span> to 1 as a DWORD (32-bit integer) data type.</text:p>
        </text:list-item>
        <text:list-item>
          <text:p text:style-name="P6">Sets the value of the registry property <text:span text:style-name="Source_20_Text"><text:span text:style-name="T1">TargetReleaseVersionInfo</text:span></text:span> to the value of the environment variable <text:span text:style-name="Source_20_Text"><text:span text:style-name="T1">TargetVersion</text:span></text:span> as a string data type.</text:p>
        </text:list-item>
        <text:list-item>
          <text:p text:style-name="P6">Sets the value of the registry property <text:span text:style-name="Source_20_Text"><text:span text:style-name="T1">$ENV:usrUDF</text:span></text:span> in the <text:span text:style-name="Source_20_Text"><text:span text:style-name="T1">HKLM:\SOFTWARE\CentraStage</text:span></text:span> key to "Blocked Windows 11 Update." as a string data type.</text:p>
        </text:list-item>
        <text:list-item>
          <text:p text:style-name="P4">Outputs a success message indicating that the value has been written to the user-defined field.</text:p>
        </text:list-item>
      </text:list>
      <text:p text:style-name="P3">If the operating system is not Windows 10, the script displays a message indicating that the computer OS is not Windows 10.</text:p>
      <text:p text:style-name="Horizontal_20_Line"/>
      <text:h text:style-name="P1" text:outline-level="2"><text:soft-page-break/>Script Logic:</text:h>
      <text:list xml:id="list2057617893" text:style-name="L2">
        <text:list-item>
          <text:p text:style-name="P7">Retrieves the system information using the <text:span text:style-name="Source_20_Text"><text:span text:style-name="T1">Get-CimInstance</text:span></text:span> cmdlet with the <text:span text:style-name="Source_20_Text"><text:span text:style-name="T1">Win32_OperatingSystem</text:span></text:span> class. Any errors encountered during this process are treated as terminating errors.</text:p>
        </text:list-item>
        <text:list-item>
          <text:p text:style-name="P7">Sets the <text:span text:style-name="Source_20_Text"><text:span text:style-name="T1">$regPath</text:span></text:span> variable to the registry path <text:span text:style-name="Source_20_Text"><text:span text:style-name="T1">HKLM:\SOFTWARE\Policies\Microsoft\Windows\WindowsUpdate</text:span></text:span>.</text:p>
        </text:list-item>
        <text:list-item>
          <text:p text:style-name="P7">Begins the main execution block with a <text:span text:style-name="Source_20_Text"><text:span text:style-name="T1">Try</text:span></text:span> statement to catch any errors that may occur.</text:p>
        </text:list-item>
        <text:list-item>
          <text:p text:style-name="P7">Checks if the operating system version is greater than or equal to "10.0.10240" (Windows 10) and the product type is equal to 1 (Workstation). If the conditions are met, proceeds with the next steps; otherwise, displays a message that the computer OS is not Windows 10 and exits with an exit code of 1.</text:p>
        </text:list-item>
        <text:list-item>
          <text:p text:style-name="P7">Checks if the registry path <text:span text:style-name="Source_20_Text"><text:span text:style-name="T1">$regPath</text:span></text:span> exists. If not, creates the registry key using the <text:span text:style-name="Source_20_Text"><text:span text:style-name="T1">New-Item</text:span></text:span> cmdlet with the <text:span text:style-name="Source_20_Text"><text:span text:style-name="T1">-Force</text:span></text:span> and <text:span text:style-name="Source_20_Text"><text:span text:style-name="T1">-Verbose</text:span></text:span> parameters.</text:p>
        </text:list-item>
        <text:list-item>
          <text:p text:style-name="P7">Sets the values of the registry properties using the <text:span text:style-name="Source_20_Text"><text:span text:style-name="T1">Set-ItemProperty</text:span></text:span> cmdlet. The properties modified include <text:span text:style-name="Source_20_Text"><text:span text:style-name="T1">ProductVersion</text:span></text:span>, <text:span text:style-name="Source_20_Text"><text:span text:style-name="T1">TargetReleaseVersion</text:span></text:span>, <text:span text:style-name="Source_20_Text"><text:span text:style-name="T1">TargetReleaseVersionInfo</text:span></text:span>, and a user-defined property in <text:span text:style-name="Source_20_Text"><text:span text:style-name="T1">HKLM:\SOFTWARE\CentraStage</text:span></text:span>.</text:p>
        </text:list-item>
        <text:list-item>
          <text:p text:style-name="P7">Outputs a success message indicating that the value has been written to the user-defined field.</text:p>
        </text:list-item>
        <text:list-item>
          <text:p text:style-name="P5">Exits the script with an exit code of 0.</text:p>
        </text:list-item>
      </text:list>
      <text:p text:style-name="P3">If any errors occur during the execution, they are caught by the <text:span text:style-name="Source_20_Text"><text:span text:style-name="T1">Catch</text:span></text:span> block, and an error message is displayed with details of the exception.</text:p>
      <text:p text:style-name="Horizontal_20_Line"/>
      <text:p text:style-name="P3">That concludes the technical documentation for the Block-Windows11Update scrip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7T23:01:53.637000000</meta:creation-date>
    <dc:date>2023-05-17T23:03:02.032000000</dc:date>
    <meta:editing-duration>PT1M8S</meta:editing-duration>
    <meta:editing-cycles>1</meta:editing-cycles>
    <meta:document-statistic meta:table-count="0" meta:image-count="0" meta:object-count="0" meta:page-count="2" meta:paragraph-count="29" meta:word-count="420" meta:character-count="2704" meta:non-whitespace-character-count="2327"/>
    <meta:generator>LibreOffice/7.1.4.2$Windows_X86_64 LibreOffice_project/a529a4fab45b75fefc5b6226684193eb000654f6</meta:generator>
  </office:meta>
</office:document-meta>
</file>